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3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GREEMENT</text:p>
          </table:table-cell>
          <table:table-cell office:value-type="string" table:style-name="ce1">
            <text:p>ITEMCODE</text:p>
          </table:table-cell>
          <table:table-cell office:value-type="string" table:style-name="ce1">
            <text:p>ACCOUNTCODE</text:p>
          </table:table-cell>
          <table:table-cell office:value-type="string" table:style-name="ce1">
            <text:p>ITEMRELATION</text:p>
          </table:table-cell>
          <table:table-cell office:value-type="string" table:style-name="ce1">
            <text:p>ACCOUNTRELATION</text:p>
          </table:table-cell>
          <table:table-cell office:value-type="string" table:style-name="ce1">
            <text:p>QUANTITYAMOUNTFROM</text:p>
          </table:table-cell>
          <table:table-cell office:value-type="string" table:style-name="ce1">
            <text:p>FROMDATE</text:p>
          </table:table-cell>
          <table:table-cell office:value-type="string" table:style-name="ce1">
            <text:p>TODATE</text:p>
          </table:table-cell>
          <table:table-cell office:value-type="string" table:style-name="ce1">
            <text:p>AMOUNT</text:p>
          </table:table-cell>
          <table:table-cell office:value-type="string" table:style-name="ce1">
            <text:p>CURRENCY</text:p>
          </table:table-cell>
          <table:table-cell office:value-type="string" table:style-name="ce1">
            <text:p>PERCENT1</text:p>
          </table:table-cell>
          <table:table-cell office:value-type="string" table:style-name="ce1">
            <text:p>PERCENT2</text:p>
          </table:table-cell>
          <table:table-cell office:value-type="string" table:style-name="ce1">
            <text:p>DELIVERYTIME</text:p>
          </table:table-cell>
          <table:table-cell office:value-type="string" table:style-name="ce1">
            <text:p>SEARCHAGAIN</text:p>
          </table:table-cell>
          <table:table-cell office:value-type="string" table:style-name="ce1">
            <text:p>PRICEUNIT</text:p>
          </table:table-cell>
          <table:table-cell office:value-type="string" table:style-name="ce1">
            <text:p>RELATION</text:p>
          </table:table-cell>
          <table:table-cell office:value-type="string" table:style-name="ce1">
            <text:p>QUANTITYAMOUNTTO</text:p>
          </table:table-cell>
          <table:table-cell office:value-type="string" table:style-name="ce1">
            <text:p>UNITID</text:p>
          </table:table-cell>
          <table:table-cell office:value-type="string" table:style-name="ce1">
            <text:p>MARKUP</text:p>
          </table:table-cell>
          <table:table-cell office:value-type="string" table:style-name="ce1">
            <text:p>ALLOCATEMARKUP</text:p>
          </table:table-cell>
          <table:table-cell office:value-type="string" table:style-name="ce1">
            <text:p>MODULE</text:p>
          </table:table-cell>
          <table:table-cell office:value-type="string" table:style-name="ce1">
            <text:p>INVENTDIMID</text:p>
          </table:table-cell>
          <table:table-cell office:value-type="string" table:style-name="ce1">
            <text:p>CALENDARDAYS</text:p>
          </table:table-cell>
          <table:table-cell office:value-type="string" table:style-name="ce1">
            <text:p>GENERICCURRENCY</text:p>
          </table:table-cell>
          <table:table-cell office:value-type="string" table:style-name="ce1">
            <text:p>MCRPRICEDISCGROUPTYPE</text:p>
          </table:table-cell>
          <table:table-cell office:value-type="string" table:style-name="ce1">
            <text:p>MCRFIXEDAMOUNTCUR</text:p>
          </table:table-cell>
          <table:table-cell office:value-type="string" table:style-name="ce1">
            <text:p>MCRMERCHANDISINGEVENTID</text:p>
          </table:table-cell>
          <table:table-cell office:value-type="string" table:style-name="ce1">
            <text:p>AGREEMENTHEADEREXT_RU</text:p>
          </table:table-cell>
          <table:table-cell office:value-type="string" table:style-name="ce1">
            <text:p>DISREGARDLEADTIME</text:p>
          </table:table-cell>
          <table:table-cell office:value-type="string" table:style-name="ce1">
            <text:p>INVENTBAILEEFREEDAYS_RU</text:p>
          </table:table-cell>
          <table:table-cell office:value-type="string" table:style-name="ce1">
            <text:p>MAXIMUMRETAILPRICE_IN</text:p>
          </table:table-cell>
          <table:table-cell office:value-type="string" table:style-name="ce1">
            <text:p>ORIGINALPRICEDISCADMTRANSRECID</text:p>
          </table:table-cell>
          <table:table-cell office:value-type="string" table:style-name="ce1">
            <text:p>PDSCALCULATIONID</text:p>
          </table:table-cell>
          <table:table-cell office:value-type="string" table:style-name="ce1">
            <text:p>OCSCATALOGUESQINCH</text:p>
          </table:table-cell>
          <table:table-cell office:value-type="string" table:style-name="ce1">
            <text:p>OCSPRICEBASIS</text:p>
          </table:table-cell>
          <table:table-cell office:value-type="string" table:style-name="ce1">
            <text:p>OWIGUID</text:p>
          </table:table-cell>
          <table:table-cell office:value-type="string" table:style-name="ce1">
            <text:p>OWISPECIALPRICE</text:p>
          </table:table-cell>
          <table:table-cell office:value-type="string" table:style-name="ce1">
            <text:p>OSSPAYMSCHED</text:p>
          </table:table-cell>
          <table:table-cell office:value-type="string" table:style-name="ce1">
            <text:p>OCSCATALOGUERELATION</text:p>
          </table:table-cell>
          <table:table-cell office:value-type="string" table:style-name="ce1">
            <text:p>OCSCATALOGUECODE</text:p>
          </table:table-cell>
          <table:table-cell office:value-type="string" table:style-name="ce1">
            <text:p>OCSDISCPCT</text:p>
          </table:table-cell>
          <table:table-cell office:value-type="string" table:style-name="ce1">
            <text:p>OCSDISCOUNTCATALOGUEID</text:p>
          </table:table-cell>
          <table:table-cell office:value-type="string" table:style-name="ce1">
            <text:p>OCSCATALOGUEPAGE</text:p>
          </table:table-cell>
          <table:table-cell office:value-type="string" table:style-name="ce1">
            <text:p>OCSCATALOGUEPAGENO</text:p>
          </table:table-cell>
          <table:table-cell office:value-type="string" table:style-name="ce1">
            <text:p>MODIFIEDDATETIME</text:p>
          </table:table-cell>
          <table:table-cell office:value-type="string" table:style-name="ce1">
            <text:p>CREATEDDATETIME</text:p>
          </table:table-cell>
          <table:table-cell office:value-type="string" table:style-name="ce1">
            <text:p>DATAAREAID</text:p>
          </table:table-cell>
          <table:table-cell office:value-type="string" table:style-name="ce1">
            <text:p>RECVERSION</text:p>
          </table:table-cell>
          <table:table-cell office:value-type="string" table:style-name="ce1">
            <text:p>PARTITION</text:p>
          </table:table-cell>
          <table:table-cell office:value-type="string" table:style-name="ce1">
            <text:p>RECID</text:p>
          </table:table-cell>
          <table:table-cell table:number-columns-repeated="16334"/>
        </table:table-row>
        <table:table-row table:style-name="ro1"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1FBP28X28</text:p>
          </table:table-cell>
          <table:table-cell office:value-type="string" table:style-name="ce1">
            <text:p>BVGGR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018-10-29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72046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630C75F3-DFE9-466E-8532-D21E6ED8D80A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6 06:59:23.000</text:p>
          </table:table-cell>
          <table:table-cell office:value-type="string" table:style-name="ce1">
            <text:p>2018-10-16 06:59:23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8221</text:p>
          </table:table-cell>
          <table:table-cell table:number-columns-repeated="16334"/>
        </table:table-row>
        <table:table-row table:style-name="ro1"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1FBP28X28-V1</text:p>
          </table:table-cell>
          <table:table-cell office:value-type="string" table:style-name="ce1">
            <text:p>BVGGR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018-10-29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72047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7D5DCD81-9C38-4B17-A08D-FDBF1B7DE6C3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6 06:59:23.000</text:p>
          </table:table-cell>
          <table:table-cell office:value-type="string" table:style-name="ce1">
            <text:p>2018-10-16 06:59:23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8222</text:p>
          </table:table-cell>
          <table:table-cell table:number-columns-repeated="16334"/>
        </table:table-row>
        <table:table-row table:style-name="ro1"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7TRECUP5L019</text:p>
          </table:table-cell>
          <table:table-cell office:value-type="string" table:style-name="ce1">
            <text:p>BVGGR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018-10-29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72048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9B7058C6-EC89-42A0-B5A4-89804B20863D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6 06:59:23.000</text:p>
          </table:table-cell>
          <table:table-cell office:value-type="string" table:style-name="ce1">
            <text:p>2018-10-16 06:59:23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8223</text:p>
          </table:table-cell>
          <table:table-cell table:number-columns-repeated="16334"/>
        </table:table-row>
        <table:table-row table:style-name="ro1"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7TRECUP5L022</text:p>
          </table:table-cell>
          <table:table-cell office:value-type="string" table:style-name="ce1">
            <text:p>BVGGR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018-10-29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72049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EFAA9386-4A18-445E-B1FF-6E971EAF019D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6 06:59:23.000</text:p>
          </table:table-cell>
          <table:table-cell office:value-type="string" table:style-name="ce1">
            <text:p>2018-10-16 06:59:23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8224</text:p>
          </table:table-cell>
          <table:table-cell table:number-columns-repeated="16334"/>
        </table:table-row>
        <table:table-row table:style-name="ro1"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7TRECUPDBK011</text:p>
          </table:table-cell>
          <table:table-cell office:value-type="string" table:style-name="ce1">
            <text:p>BVGGR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018-10-29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7205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6F092FE-B692-4D98-8763-2C0B19FBD088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6 06:59:23.000</text:p>
          </table:table-cell>
          <table:table-cell office:value-type="string" table:style-name="ce1">
            <text:p>2018-10-16 06:59:23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8225</text:p>
          </table:table-cell>
          <table:table-cell table:number-columns-repeated="16334"/>
        </table:table-row>
        <table:table-row table:style-name="ro1"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7TRECUPDBK012</text:p>
          </table:table-cell>
          <table:table-cell office:value-type="string" table:style-name="ce1">
            <text:p>BVGGR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018-10-29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72051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CC11416-1E2C-4404-9979-F366BC02CC4F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6 06:59:23.000</text:p>
          </table:table-cell>
          <table:table-cell office:value-type="string" table:style-name="ce1">
            <text:p>2018-10-16 06:59:23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8226</text:p>
          </table:table-cell>
          <table:table-cell table:number-columns-repeated="16334"/>
        </table:table-row>
        <table:table-row table:style-name="ro1"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01</text:p>
          </table:table-cell>
          <table:table-cell office:value-type="string" table:style-name="ce1">
            <text:p>VANDE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154-12-31 00:00:00.000</text:p>
          </table:table-cell>
          <table:table-cell office:value-type="string" table:style-name="ce1">
            <text:p>1.250000000000000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6613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8C2E5630-A03C-4E8E-9938-50488FE24CC9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4-05 12:50:42.000</text:p>
          </table:table-cell>
          <table:table-cell office:value-type="string" table:style-name="ce1">
            <text:p>2018-10-16 06:59:2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020962124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2305</text:p>
          </table:table-cell>
          <table:table-cell table:number-columns-repeated="16334"/>
        </table:table-row>
        <table:table-row table:style-name="ro1"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03</text:p>
          </table:table-cell>
          <table:table-cell office:value-type="string" table:style-name="ce1">
            <text:p>BASTA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154-12-31 00:00:00.000</text:p>
          </table:table-cell>
          <table:table-cell office:value-type="string" table:style-name="ce1">
            <text:p>3.380000000000000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66131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F0522A9-4928-4C04-B3D0-30488C5F98B6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6 06:59:20.000</text:p>
          </table:table-cell>
          <table:table-cell office:value-type="string" table:style-name="ce1">
            <text:p>2018-10-16 06:59:2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2306</text:p>
          </table:table-cell>
          <table:table-cell table:number-columns-repeated="16334"/>
        </table:table-row>
        <table:table-row table:style-name="ro1"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05</text:p>
          </table:table-cell>
          <table:table-cell office:value-type="string" table:style-name="ce1">
            <text:p>BASTA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154-12-31 00:00:00.000</text:p>
          </table:table-cell>
          <table:table-cell office:value-type="string" table:style-name="ce1">
            <text:p>5.400000000000000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66132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9E16766-6798-4692-9E5A-F61EAF7F20B5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6 06:59:20.000</text:p>
          </table:table-cell>
          <table:table-cell office:value-type="string" table:style-name="ce1">
            <text:p>2018-10-16 06:59:2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2307</text:p>
          </table:table-cell>
          <table:table-cell table:number-columns-repeated="16334"/>
        </table:table-row>
        <table:table-row table:style-name="ro1"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23</text:p>
          </table:table-cell>
          <table:table-cell office:value-type="string" table:style-name="ce1">
            <text:p>NEWLE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154-12-31 00:00:00.000</text:p>
          </table:table-cell>
          <table:table-cell office:value-type="string" table:style-name="ce1">
            <text:p>0.80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9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66133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4A60DF4-EC18-45CE-883A-44925768E1EB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6 06:59:20.000</text:p>
          </table:table-cell>
          <table:table-cell office:value-type="string" table:style-name="ce1">
            <text:p>2018-10-16 06:59:2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2308</text:p>
          </table:table-cell>
          <table:table-cell table:number-columns-repeated="16334"/>
        </table:table-row>
        <table:table-row table:style-name="ro1"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46</text:p>
          </table:table-cell>
          <table:table-cell office:value-type="string" table:style-name="ce1">
            <text:p>ROUND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154-12-31 00:00:00.000</text:p>
          </table:table-cell>
          <table:table-cell office:value-type="string" table:style-name="ce1">
            <text:p>1.35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9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66134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67EF42D-A3E4-4062-9197-1EF338D011AA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8-02 14:16:45.000</text:p>
          </table:table-cell>
          <table:table-cell office:value-type="string" table:style-name="ce1">
            <text:p>2018-10-16 06:59:2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779718385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2309</text:p>
          </table:table-cell>
          <table:table-cell table:number-columns-repeated="16334"/>
        </table:table-row>
        <table:table-row table:style-name="ro1"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48</text:p>
          </table:table-cell>
          <table:table-cell office:value-type="string" table:style-name="ce1">
            <text:p>HEMIN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8-11-26 00:00:00.000</text:p>
          </table:table-cell>
          <table:table-cell office:value-type="string" table:style-name="ce1">
            <text:p>2019-05-20 00:00:00.000</text:p>
          </table:table-cell>
          <table:table-cell office:value-type="string" table:style-name="ce1">
            <text:p>1.20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19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66135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9B891618-4A35-49CA-9774-36AE531C8200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5-21 11:41:09.000</text:p>
          </table:table-cell>
          <table:table-cell office:value-type="string" table:style-name="ce1">
            <text:p>2018-10-16 06:59:2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687498849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2310</text:p>
          </table:table-cell>
          <table:table-cell table:number-columns-repeated="16334"/>
        </table:table-row>
        <table:table-row table:style-name="ro1"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48</text:p>
          </table:table-cell>
          <table:table-cell office:value-type="string" table:style-name="ce1">
            <text:p>ROUND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5-21 00:00:00.000</text:p>
          </table:table-cell>
          <table:table-cell office:value-type="string" table:style-name="ce1">
            <text:p>2154-12-31 00:00:00.000</text:p>
          </table:table-cell>
          <table:table-cell office:value-type="string" table:style-name="ce1">
            <text:p>1.65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19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94077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A1789FE6-A1B9-493E-AA75-686610BFA0FA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8-02 14:16:45.000</text:p>
          </table:table-cell>
          <table:table-cell office:value-type="string" table:style-name="ce1">
            <text:p>2018-11-26 15:38:0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39657099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61671</text:p>
          </table:table-cell>
          <table:table-cell table:number-columns-repeated="16334"/>
        </table:table-row>
        <table:table-row table:style-name="ro1"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50</text:p>
          </table:table-cell>
          <table:table-cell office:value-type="string" table:style-name="ce1">
            <text:p>ROUND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154-12-31 00:00:00.000</text:p>
          </table:table-cell>
          <table:table-cell office:value-type="string" table:style-name="ce1">
            <text:p>2.25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9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66136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6D4F3879-4307-4190-8BC6-9FFEF0780C42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8-02 14:16:45.000</text:p>
          </table:table-cell>
          <table:table-cell office:value-type="string" table:style-name="ce1">
            <text:p>2018-10-16 06:59:2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565876507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2311</text:p>
          </table:table-cell>
          <table:table-cell table:number-columns-repeated="16334"/>
        </table:table-row>
        <table:table-row table:style-name="ro1"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53</text:p>
          </table:table-cell>
          <table:table-cell office:value-type="string" table:style-name="ce1">
            <text:p>BASTA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154-12-31 00:00:00.000</text:p>
          </table:table-cell>
          <table:table-cell office:value-type="string" table:style-name="ce1">
            <text:p>0.840000000000000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66137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30EA660-0DF6-433F-BFC8-7EC04B278EC1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6 06:59:20.000</text:p>
          </table:table-cell>
          <table:table-cell office:value-type="string" table:style-name="ce1">
            <text:p>2018-10-16 06:59:2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2312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62</text:p>
          </table:table-cell>
          <table:table-cell office:value-type="string" table:style-name="ce1">
            <text:p>SUP000033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2018-12-18 00:00:00.000</text:p>
          </table:table-cell>
          <table:table-cell office:value-type="string" table:style-name="ce1">
            <text:p>2154-12-31 00:00:00.000</text:p>
          </table:table-cell>
          <table:table-cell office:value-type="string" table:style-name="ce1">
            <text:p>0.540000000000000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99999999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98601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72D0A18-03FF-40EE-890A-A16F9DBAFB15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8 13:06:49.000</text:p>
          </table:table-cell>
          <table:table-cell office:value-type="string" table:style-name="ce1">
            <text:p>2018-12-18 13:06:49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66153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62</text:p>
          </table:table-cell>
          <table:table-cell office:value-type="string" table:style-name="ce1">
            <text:p>VMBOS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018-12-17 00:00:00.000</text:p>
          </table:table-cell>
          <table:table-cell office:value-type="string" table:style-name="ce1">
            <text:p>0.48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66138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BF99B72-B4B6-4D86-AAD2-0B0DD4BDE9C8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8 09:37:05.000</text:p>
          </table:table-cell>
          <table:table-cell office:value-type="string" table:style-name="ce1">
            <text:p>2018-10-16 06:59:2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255600592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2313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65</text:p>
          </table:table-cell>
          <table:table-cell office:value-type="string" table:style-name="ce1">
            <text:p>UNEXI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154-12-31 00:00:00.000</text:p>
          </table:table-cell>
          <table:table-cell office:value-type="string" table:style-name="ce1">
            <text:p>0.930000000000000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66139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9443EB56-40A8-4B26-AA89-A9A2292CCB4E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6-28 12:26:35.000</text:p>
          </table:table-cell>
          <table:table-cell office:value-type="string" table:style-name="ce1">
            <text:p>2018-10-16 06:59:2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822886209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2314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67</text:p>
          </table:table-cell>
          <table:table-cell office:value-type="string" table:style-name="ce1">
            <text:p>UNEXI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154-12-31 00:00:00.000</text:p>
          </table:table-cell>
          <table:table-cell office:value-type="string" table:style-name="ce1">
            <text:p>1.650000000000000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6614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05C3CDB-03E1-40F0-A9D4-73EB1AFD5BC9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6-28 12:31:17.000</text:p>
          </table:table-cell>
          <table:table-cell office:value-type="string" table:style-name="ce1">
            <text:p>2018-10-16 06:59:2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61385996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2315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74</text:p>
          </table:table-cell>
          <table:table-cell office:value-type="string" table:style-name="ce1">
            <text:p>BASTA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154-12-31 00:00:00.000</text:p>
          </table:table-cell>
          <table:table-cell office:value-type="string" table:style-name="ce1">
            <text:p>0.980000000000000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66141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657FB9B4-A236-4353-B425-2153EF3D6B25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3-15 14:17:57.000</text:p>
          </table:table-cell>
          <table:table-cell office:value-type="string" table:style-name="ce1">
            <text:p>2018-10-16 06:59:2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408547764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2316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86</text:p>
          </table:table-cell>
          <table:table-cell office:value-type="string" table:style-name="ce1">
            <text:p>UNEXI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154-12-31 00:00:00.000</text:p>
          </table:table-cell>
          <table:table-cell office:value-type="string" table:style-name="ce1">
            <text:p>0.840000000000000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66142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BFFBA9A-46D3-441A-BE4C-EF97EE227BB0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6-28 12:26:35.000</text:p>
          </table:table-cell>
          <table:table-cell office:value-type="string" table:style-name="ce1">
            <text:p>2018-10-16 06:59:2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76267785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2317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88</text:p>
          </table:table-cell>
          <table:table-cell office:value-type="string" table:style-name="ce1">
            <text:p>BASTA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154-12-31 00:00:00.000</text:p>
          </table:table-cell>
          <table:table-cell office:value-type="string" table:style-name="ce1">
            <text:p>2.150000000000000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66143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9F19B3BD-99F4-47FE-BB39-705BD745841F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6 06:59:20.000</text:p>
          </table:table-cell>
          <table:table-cell office:value-type="string" table:style-name="ce1">
            <text:p>2018-10-16 06:59:2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2318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92</text:p>
          </table:table-cell>
          <table:table-cell office:value-type="string" table:style-name="ce1">
            <text:p>SUP000033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2018-12-18 00:00:00.000</text:p>
          </table:table-cell>
          <table:table-cell office:value-type="string" table:style-name="ce1">
            <text:p>2154-12-31 00:00:00.000</text:p>
          </table:table-cell>
          <table:table-cell office:value-type="string" table:style-name="ce1">
            <text:p>0.680000000000000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99999999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98616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8C1C6C9A-BE54-4C1F-BFD7-FC718D708B9A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8 13:06:50.000</text:p>
          </table:table-cell>
          <table:table-cell office:value-type="string" table:style-name="ce1">
            <text:p>2018-12-18 13:06:5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66168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92</text:p>
          </table:table-cell>
          <table:table-cell office:value-type="string" table:style-name="ce1">
            <text:p>VMBOS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018-12-17 00:00:00.000</text:p>
          </table:table-cell>
          <table:table-cell office:value-type="string" table:style-name="ce1">
            <text:p>0.62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66144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BB13AB4-5085-4926-B5CD-8D94F7ADE1E5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8 09:37:05.000</text:p>
          </table:table-cell>
          <table:table-cell office:value-type="string" table:style-name="ce1">
            <text:p>2018-10-16 06:59:2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08197715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2319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94</text:p>
          </table:table-cell>
          <table:table-cell office:value-type="string" table:style-name="ce1">
            <text:p>SUP000033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2018-12-18 00:00:00.000</text:p>
          </table:table-cell>
          <table:table-cell office:value-type="string" table:style-name="ce1">
            <text:p>2154-12-31 00:00:00.000</text:p>
          </table:table-cell>
          <table:table-cell office:value-type="string" table:style-name="ce1">
            <text:p>1.180000000000000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99999999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98621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A589DC69-DC2D-4A24-8FC6-C0878E34B95C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8 13:06:50.000</text:p>
          </table:table-cell>
          <table:table-cell office:value-type="string" table:style-name="ce1">
            <text:p>2018-12-18 13:06:5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66173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94</text:p>
          </table:table-cell>
          <table:table-cell office:value-type="string" table:style-name="ce1">
            <text:p>VMBOS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018-12-17 00:00:00.000</text:p>
          </table:table-cell>
          <table:table-cell office:value-type="string" table:style-name="ce1">
            <text:p>1.25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66145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7626B63B-35D6-4C66-869A-A51C15F1A1CB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8 09:37:05.000</text:p>
          </table:table-cell>
          <table:table-cell office:value-type="string" table:style-name="ce1">
            <text:p>2018-10-16 06:59:2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874585662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2320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95</text:p>
          </table:table-cell>
          <table:table-cell office:value-type="string" table:style-name="ce1">
            <text:p>SUP000033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2018-12-18 00:00:00.000</text:p>
          </table:table-cell>
          <table:table-cell office:value-type="string" table:style-name="ce1">
            <text:p>2154-12-31 00:00:00.000</text:p>
          </table:table-cell>
          <table:table-cell office:value-type="string" table:style-name="ce1">
            <text:p>1.270000000000000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99999999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98624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76753D60-F5BD-442A-A7E3-7ADD08F9D858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8 13:06:50.000</text:p>
          </table:table-cell>
          <table:table-cell office:value-type="string" table:style-name="ce1">
            <text:p>2018-12-18 13:06:5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66176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95</text:p>
          </table:table-cell>
          <table:table-cell office:value-type="string" table:style-name="ce1">
            <text:p>VMBOS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018-12-17 00:00:00.000</text:p>
          </table:table-cell>
          <table:table-cell office:value-type="string" table:style-name="ce1">
            <text:p>1.25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66146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9F16848B-9127-4F23-BAC8-51A36BB701DE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8 09:37:05.000</text:p>
          </table:table-cell>
          <table:table-cell office:value-type="string" table:style-name="ce1">
            <text:p>2018-10-16 06:59:2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78764252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2321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109</text:p>
          </table:table-cell>
          <table:table-cell office:value-type="string" table:style-name="ce1">
            <text:p>UNEXI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154-12-31 00:00:00.000</text:p>
          </table:table-cell>
          <table:table-cell office:value-type="string" table:style-name="ce1">
            <text:p>1.010000000000000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66147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AC0A725-4E6C-4340-BD53-83905B7300D1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6-28 12:26:35.000</text:p>
          </table:table-cell>
          <table:table-cell office:value-type="string" table:style-name="ce1">
            <text:p>2018-10-16 06:59:2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086446637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2322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121</text:p>
          </table:table-cell>
          <table:table-cell office:value-type="string" table:style-name="ce1">
            <text:p>VOLMA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154-12-31 00:00:00.000</text:p>
          </table:table-cell>
          <table:table-cell office:value-type="string" table:style-name="ce1">
            <text:p>1.10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5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214343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74AE1227-704B-4D36-B5C4-F584C0C60F98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3-01 10:56:41.000</text:p>
          </table:table-cell>
          <table:table-cell office:value-type="string" table:style-name="ce1">
            <text:p>2019-02-05 15:55:16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487931074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99840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121FFP</text:p>
          </table:table-cell>
          <table:table-cell office:value-type="string" table:style-name="ce1">
            <text:p>VOLMA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154-12-31 00:00:00.000</text:p>
          </table:table-cell>
          <table:table-cell office:value-type="string" table:style-name="ce1">
            <text:p>1.10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5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66148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20A22A4-009A-4379-AF4B-D4EA92A3FA0B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3-01 10:56:41.000</text:p>
          </table:table-cell>
          <table:table-cell office:value-type="string" table:style-name="ce1">
            <text:p>2018-10-16 06:59:2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862555262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2323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127</text:p>
          </table:table-cell>
          <table:table-cell office:value-type="string" table:style-name="ce1">
            <text:p>BASTA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019-04-28 00:00:00.000</text:p>
          </table:table-cell>
          <table:table-cell office:value-type="string" table:style-name="ce1">
            <text:p>0.980000000000000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34875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6F469FDD-0FB8-4C1D-B878-4CE91B5CF0A0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4-29 15:48:08.000</text:p>
          </table:table-cell>
          <table:table-cell office:value-type="string" table:style-name="ce1">
            <text:p>2019-04-29 15:48:08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47826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127</text:p>
          </table:table-cell>
          <table:table-cell office:value-type="string" table:style-name="ce1">
            <text:p>PEPIN03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2019-04-29 00:00:00.000</text:p>
          </table:table-cell>
          <table:table-cell office:value-type="string" table:style-name="ce1">
            <text:p>2154-12-31 00:00:00.000</text:p>
          </table:table-cell>
          <table:table-cell office:value-type="string" table:style-name="ce1">
            <text:p>1.400000000000000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66149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E92BE3CD-1766-415A-B881-B49882B9C262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4-29 15:48:08.000</text:p>
          </table:table-cell>
          <table:table-cell office:value-type="string" table:style-name="ce1">
            <text:p>2018-10-16 06:59:2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37092931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2324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156</text:p>
          </table:table-cell>
          <table:table-cell office:value-type="string" table:style-name="ce1">
            <text:p>UNEXI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154-12-31 00:00:00.000</text:p>
          </table:table-cell>
          <table:table-cell office:value-type="string" table:style-name="ce1">
            <text:p>1.340000000000000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6615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326BF80-89E3-490C-9E6A-5EEE78A6686A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6-28 12:26:35.000</text:p>
          </table:table-cell>
          <table:table-cell office:value-type="string" table:style-name="ce1">
            <text:p>2018-10-16 06:59:2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804350616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2325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205</text:p>
          </table:table-cell>
          <table:table-cell office:value-type="string" table:style-name="ce1">
            <text:p>BRIAN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9-02 00:00:00.000</text:p>
          </table:table-cell>
          <table:table-cell office:value-type="string" table:style-name="ce1">
            <text:p>2154-12-31 00:00:00.000</text:p>
          </table:table-cell>
          <table:table-cell office:value-type="string" table:style-name="ce1">
            <text:p>1.260000000000000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368252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A432547-284B-4FC7-B9D4-C94526601569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02 08:30:34.000</text:p>
          </table:table-cell>
          <table:table-cell office:value-type="string" table:style-name="ce1">
            <text:p>2019-06-25 15:10:24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63676245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431112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205</text:p>
          </table:table-cell>
          <table:table-cell office:value-type="string" table:style-name="ce1">
            <text:p>PEPIN0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2019-06-25 00:00:00.000</text:p>
          </table:table-cell>
          <table:table-cell office:value-type="string" table:style-name="ce1">
            <text:p>2019-09-01 00:00:00.000</text:p>
          </table:table-cell>
          <table:table-cell office:value-type="string" table:style-name="ce1">
            <text:p>1.520000000000000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66151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8AA6383F-1C31-4111-9DFD-903993D0DF82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02 08:30:34.000</text:p>
          </table:table-cell>
          <table:table-cell office:value-type="string" table:style-name="ce1">
            <text:p>2018-10-16 06:59:2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805328787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2326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208</text:p>
          </table:table-cell>
          <table:table-cell office:value-type="string" table:style-name="ce1">
            <text:p>SUP000033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2018-12-18 00:00:00.000</text:p>
          </table:table-cell>
          <table:table-cell office:value-type="string" table:style-name="ce1">
            <text:p>2154-12-31 00:00:00.000</text:p>
          </table:table-cell>
          <table:table-cell office:value-type="string" table:style-name="ce1">
            <text:p>0.540000000000000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99999999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98603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5581F3F-7D04-47C3-9F24-3BBD5C15ADEE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8 13:06:49.000</text:p>
          </table:table-cell>
          <table:table-cell office:value-type="string" table:style-name="ce1">
            <text:p>2018-12-18 13:06:49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66155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208</text:p>
          </table:table-cell>
          <table:table-cell office:value-type="string" table:style-name="ce1">
            <text:p>VMBOS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018-12-17 00:00:00.000</text:p>
          </table:table-cell>
          <table:table-cell office:value-type="string" table:style-name="ce1">
            <text:p>0.48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66152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E699019E-A22E-4A3F-845B-E78B7777CACE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8 09:37:05.000</text:p>
          </table:table-cell>
          <table:table-cell office:value-type="string" table:style-name="ce1">
            <text:p>2018-10-16 06:59:2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91378216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2327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237</text:p>
          </table:table-cell>
          <table:table-cell office:value-type="string" table:style-name="ce1">
            <text:p>SUP000033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2018-12-18 00:00:00.000</text:p>
          </table:table-cell>
          <table:table-cell office:value-type="string" table:style-name="ce1">
            <text:p>2154-12-31 00:00:00.000</text:p>
          </table:table-cell>
          <table:table-cell office:value-type="string" table:style-name="ce1">
            <text:p>0.540000000000000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99999999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98599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8E2FC3E-6575-4E1E-95F4-22F2F12C6FD8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8 13:06:49.000</text:p>
          </table:table-cell>
          <table:table-cell office:value-type="string" table:style-name="ce1">
            <text:p>2018-12-18 13:06:49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66151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237</text:p>
          </table:table-cell>
          <table:table-cell office:value-type="string" table:style-name="ce1">
            <text:p>VMBOS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018-12-17 00:00:00.000</text:p>
          </table:table-cell>
          <table:table-cell office:value-type="string" table:style-name="ce1">
            <text:p>0.48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66153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077EE73-8FEC-47E9-80F1-31F0E752306C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8 09:37:05.000</text:p>
          </table:table-cell>
          <table:table-cell office:value-type="string" table:style-name="ce1">
            <text:p>2018-10-16 06:59:2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567681952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2328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245</text:p>
          </table:table-cell>
          <table:table-cell office:value-type="string" table:style-name="ce1">
            <text:p>BASTA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8-11-29 00:00:00.000</text:p>
          </table:table-cell>
          <table:table-cell office:value-type="string" table:style-name="ce1">
            <text:p>2154-12-31 00:00:00.000</text:p>
          </table:table-cell>
          <table:table-cell office:value-type="string" table:style-name="ce1">
            <text:p>2.930000000000000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94831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682CA4B0-B290-4EB0-BF23-FD019B41E9ED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29 15:42:26.000</text:p>
          </table:table-cell>
          <table:table-cell office:value-type="string" table:style-name="ce1">
            <text:p>2018-11-29 15:42:26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64577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245</text:p>
          </table:table-cell>
          <table:table-cell office:value-type="string" table:style-name="ce1">
            <text:p>WHART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018-11-28 00:00:00.000</text:p>
          </table:table-cell>
          <table:table-cell office:value-type="string" table:style-name="ce1">
            <text:p>2.16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9483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4CB2379-52F6-4D98-86DA-7D11E287A80D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3-29 09:43:50.000</text:p>
          </table:table-cell>
          <table:table-cell office:value-type="string" table:style-name="ce1">
            <text:p>2018-11-29 15:42:26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94195799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64576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247</text:p>
          </table:table-cell>
          <table:table-cell office:value-type="string" table:style-name="ce1">
            <text:p>UNEXI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154-12-31 00:00:00.000</text:p>
          </table:table-cell>
          <table:table-cell office:value-type="string" table:style-name="ce1">
            <text:p>1.260000000000000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66155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1215637-A7ED-41D1-A30B-91C6363DAB33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1-08 10:07:52.000</text:p>
          </table:table-cell>
          <table:table-cell office:value-type="string" table:style-name="ce1">
            <text:p>2018-10-16 06:59:2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43261206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2330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264</text:p>
          </table:table-cell>
          <table:table-cell office:value-type="string" table:style-name="ce1">
            <text:p>VANDE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154-12-31 00:00:00.000</text:p>
          </table:table-cell>
          <table:table-cell office:value-type="string" table:style-name="ce1">
            <text:p>1.250000000000000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66156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8FE8D1B-9B57-45D3-A70E-E2A50340A1E2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6 06:59:20.000</text:p>
          </table:table-cell>
          <table:table-cell office:value-type="string" table:style-name="ce1">
            <text:p>2018-10-16 06:59:2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2331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330</text:p>
          </table:table-cell>
          <table:table-cell office:value-type="string" table:style-name="ce1">
            <text:p>SUP000033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2018-12-18 00:00:00.000</text:p>
          </table:table-cell>
          <table:table-cell office:value-type="string" table:style-name="ce1">
            <text:p>2154-12-31 00:00:00.000</text:p>
          </table:table-cell>
          <table:table-cell office:value-type="string" table:style-name="ce1">
            <text:p>0.540000000000000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99999999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98602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885F266-EFD1-4326-B32B-CC86BF0822A6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8 13:06:49.000</text:p>
          </table:table-cell>
          <table:table-cell office:value-type="string" table:style-name="ce1">
            <text:p>2018-12-18 13:06:49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66154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330</text:p>
          </table:table-cell>
          <table:table-cell office:value-type="string" table:style-name="ce1">
            <text:p>VMBOS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018-12-17 00:00:00.000</text:p>
          </table:table-cell>
          <table:table-cell office:value-type="string" table:style-name="ce1">
            <text:p>0.48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66157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55AB627-B8EC-48EB-AF6B-01464E841099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8 09:37:05.000</text:p>
          </table:table-cell>
          <table:table-cell office:value-type="string" table:style-name="ce1">
            <text:p>2018-10-16 06:59:2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80015897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2332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390</text:p>
          </table:table-cell>
          <table:table-cell office:value-type="string" table:style-name="ce1">
            <text:p>SUP000033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2018-12-18 00:00:00.000</text:p>
          </table:table-cell>
          <table:table-cell office:value-type="string" table:style-name="ce1">
            <text:p>2154-12-31 00:00:00.000</text:p>
          </table:table-cell>
          <table:table-cell office:value-type="string" table:style-name="ce1">
            <text:p>2.590000000000000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99999999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98577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F0C51F7-937E-4E94-AB7C-A8FEAB7B7B50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8 13:06:49.000</text:p>
          </table:table-cell>
          <table:table-cell office:value-type="string" table:style-name="ce1">
            <text:p>2018-12-18 13:06:49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66129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390</text:p>
          </table:table-cell>
          <table:table-cell office:value-type="string" table:style-name="ce1">
            <text:p>UNEXI0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2018-11-26 00:00:00.000</text:p>
          </table:table-cell>
          <table:table-cell office:value-type="string" table:style-name="ce1">
            <text:p>2018-12-17 00:00:00.000</text:p>
          </table:table-cell>
          <table:table-cell office:value-type="string" table:style-name="ce1">
            <text:p>2.57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99999999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92593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9D197BE4-2584-484C-A44F-48F0FDBBE354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1-08 10:07:52.000</text:p>
          </table:table-cell>
          <table:table-cell office:value-type="string" table:style-name="ce1">
            <text:p>2018-11-26 14:58:3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732448077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61669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395</text:p>
          </table:table-cell>
          <table:table-cell office:value-type="string" table:style-name="ce1">
            <text:p>VANDE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154-12-31 00:00:00.000</text:p>
          </table:table-cell>
          <table:table-cell office:value-type="string" table:style-name="ce1">
            <text:p>2.700000000000000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66158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7003371F-262C-4D31-A742-4BBF738054C5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6 06:59:20.000</text:p>
          </table:table-cell>
          <table:table-cell office:value-type="string" table:style-name="ce1">
            <text:p>2018-10-16 06:59:2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2333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397</text:p>
          </table:table-cell>
          <table:table-cell office:value-type="string" table:style-name="ce1">
            <text:p>SUP000033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2018-12-18 00:00:00.000</text:p>
          </table:table-cell>
          <table:table-cell office:value-type="string" table:style-name="ce1">
            <text:p>2154-12-31 00:00:00.000</text:p>
          </table:table-cell>
          <table:table-cell office:value-type="string" table:style-name="ce1">
            <text:p>0.500000000000000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99999999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98578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E9C75BAA-795C-458D-99C1-59850F593A40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8 13:06:49.000</text:p>
          </table:table-cell>
          <table:table-cell office:value-type="string" table:style-name="ce1">
            <text:p>2018-12-18 13:06:49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66130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397</text:p>
          </table:table-cell>
          <table:table-cell office:value-type="string" table:style-name="ce1">
            <text:p>UNEXI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018-12-17 00:00:00.000</text:p>
          </table:table-cell>
          <table:table-cell office:value-type="string" table:style-name="ce1">
            <text:p>0.390000000000000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66159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7920F0E6-6258-4F19-8D6C-A9A070F083CE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1-08 10:07:52.000</text:p>
          </table:table-cell>
          <table:table-cell office:value-type="string" table:style-name="ce1">
            <text:p>2018-10-16 06:59:2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830724579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2334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403</text:p>
          </table:table-cell>
          <table:table-cell office:value-type="string" table:style-name="ce1">
            <text:p>SUP000033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2018-12-18 00:00:00.000</text:p>
          </table:table-cell>
          <table:table-cell office:value-type="string" table:style-name="ce1">
            <text:p>2154-12-31 00:00:00.000</text:p>
          </table:table-cell>
          <table:table-cell office:value-type="string" table:style-name="ce1">
            <text:p>1.430000000000000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99999999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98609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2E0FFBD-AC3A-4F18-A3E7-F0272ED97B5B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8 13:06:49.000</text:p>
          </table:table-cell>
          <table:table-cell office:value-type="string" table:style-name="ce1">
            <text:p>2018-12-18 13:06:49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66161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403</text:p>
          </table:table-cell>
          <table:table-cell office:value-type="string" table:style-name="ce1">
            <text:p>VMBOS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018-12-17 00:00:00.000</text:p>
          </table:table-cell>
          <table:table-cell office:value-type="string" table:style-name="ce1">
            <text:p>1.39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6616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98D7AB2-B7DD-45FC-B303-D3040AF3FF87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8 09:37:05.000</text:p>
          </table:table-cell>
          <table:table-cell office:value-type="string" table:style-name="ce1">
            <text:p>2018-10-16 06:59:2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67551263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2335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406</text:p>
          </table:table-cell>
          <table:table-cell office:value-type="string" table:style-name="ce1">
            <text:p>VMBOS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154-12-31 00:00:00.000</text:p>
          </table:table-cell>
          <table:table-cell office:value-type="string" table:style-name="ce1">
            <text:p>1.39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66161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B361FAF2-7F68-47FE-B4E7-03A12A829C31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6 06:59:20.000</text:p>
          </table:table-cell>
          <table:table-cell office:value-type="string" table:style-name="ce1">
            <text:p>2018-10-16 06:59:2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2336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407</text:p>
          </table:table-cell>
          <table:table-cell office:value-type="string" table:style-name="ce1">
            <text:p>VMBOS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154-12-31 00:00:00.000</text:p>
          </table:table-cell>
          <table:table-cell office:value-type="string" table:style-name="ce1">
            <text:p>1.39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66162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4856976-F553-43BB-88FA-2849B28CB26C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6 06:59:20.000</text:p>
          </table:table-cell>
          <table:table-cell office:value-type="string" table:style-name="ce1">
            <text:p>2018-10-16 06:59:2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2337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408</text:p>
          </table:table-cell>
          <table:table-cell office:value-type="string" table:style-name="ce1">
            <text:p>VMBOS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154-12-31 00:00:00.000</text:p>
          </table:table-cell>
          <table:table-cell office:value-type="string" table:style-name="ce1">
            <text:p>1.39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66163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9C64E67E-8B2D-48DC-A138-52909D6D0C79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6 06:59:20.000</text:p>
          </table:table-cell>
          <table:table-cell office:value-type="string" table:style-name="ce1">
            <text:p>2018-10-16 06:59:2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2338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411</text:p>
          </table:table-cell>
          <table:table-cell office:value-type="string" table:style-name="ce1">
            <text:p>SUP000033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2018-12-18 00:00:00.000</text:p>
          </table:table-cell>
          <table:table-cell office:value-type="string" table:style-name="ce1">
            <text:p>2154-12-31 00:00:00.000</text:p>
          </table:table-cell>
          <table:table-cell office:value-type="string" table:style-name="ce1">
            <text:p>2.600000000000000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99999999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9861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974DD2D-234D-4882-80D8-B18D076203F6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8 13:06:50.000</text:p>
          </table:table-cell>
          <table:table-cell office:value-type="string" table:style-name="ce1">
            <text:p>2018-12-18 13:06:5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66162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411</text:p>
          </table:table-cell>
          <table:table-cell office:value-type="string" table:style-name="ce1">
            <text:p>VMBOS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018-12-17 00:00:00.000</text:p>
          </table:table-cell>
          <table:table-cell office:value-type="string" table:style-name="ce1">
            <text:p>1.80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66164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B4B08BA0-526D-4915-ABCB-AD81EAAFCF1B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8 09:37:05.000</text:p>
          </table:table-cell>
          <table:table-cell office:value-type="string" table:style-name="ce1">
            <text:p>2018-10-16 06:59:2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589280924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2339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414</text:p>
          </table:table-cell>
          <table:table-cell office:value-type="string" table:style-name="ce1">
            <text:p>BASTA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154-12-31 00:00:00.000</text:p>
          </table:table-cell>
          <table:table-cell office:value-type="string" table:style-name="ce1">
            <text:p>5.150000000000000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66165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BFC09426-FB9D-4BE0-8C3D-C5E986FC379A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6 06:59:20.000</text:p>
          </table:table-cell>
          <table:table-cell office:value-type="string" table:style-name="ce1">
            <text:p>2018-10-16 06:59:2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2340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427</text:p>
          </table:table-cell>
          <table:table-cell office:value-type="string" table:style-name="ce1">
            <text:p>HARGR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019-09-12 00:00:00.000</text:p>
          </table:table-cell>
          <table:table-cell office:value-type="string" table:style-name="ce1">
            <text:p>0.95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66166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162E7FF-9308-48C5-888C-8B3DBE30FFA8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13 12:57:39.000</text:p>
          </table:table-cell>
          <table:table-cell office:value-type="string" table:style-name="ce1">
            <text:p>2018-10-16 06:59:2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814911522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2341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427</text:p>
          </table:table-cell>
          <table:table-cell office:value-type="string" table:style-name="ce1">
            <text:p>S001132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2019-09-13 00:00:00.000</text:p>
          </table:table-cell>
          <table:table-cell office:value-type="string" table:style-name="ce1">
            <text:p>2154-12-31 00:00:00.000</text:p>
          </table:table-cell>
          <table:table-cell office:value-type="string" table:style-name="ce1">
            <text:p>0.91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99999999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404278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8002C9F-629A-4E5B-BEEA-D5186B5BC4BF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13 14:39:16.000</text:p>
          </table:table-cell>
          <table:table-cell office:value-type="string" table:style-name="ce1">
            <text:p>2019-09-13 14:39:16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441614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442</text:p>
          </table:table-cell>
          <table:table-cell office:value-type="string" table:style-name="ce1">
            <text:p>VANDE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154-12-31 00:00:00.000</text:p>
          </table:table-cell>
          <table:table-cell office:value-type="string" table:style-name="ce1">
            <text:p>3.400000000000000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66167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2D6522F-CB63-44FE-8489-3F569E78DDB6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6 06:59:20.000</text:p>
          </table:table-cell>
          <table:table-cell office:value-type="string" table:style-name="ce1">
            <text:p>2018-10-16 06:59:2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2342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488</text:p>
          </table:table-cell>
          <table:table-cell office:value-type="string" table:style-name="ce1">
            <text:p>GLOWC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154-12-31 00:00:00.000</text:p>
          </table:table-cell>
          <table:table-cell office:value-type="string" table:style-name="ce1">
            <text:p>2.27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66168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F715149-969E-4B21-8867-235B7E4A7568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6 06:59:20.000</text:p>
          </table:table-cell>
          <table:table-cell office:value-type="string" table:style-name="ce1">
            <text:p>2018-10-16 06:59:2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2343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490</text:p>
          </table:table-cell>
          <table:table-cell office:value-type="string" table:style-name="ce1">
            <text:p>SUP000033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2018-12-18 00:00:00.000</text:p>
          </table:table-cell>
          <table:table-cell office:value-type="string" table:style-name="ce1">
            <text:p>2154-12-31 00:00:00.000</text:p>
          </table:table-cell>
          <table:table-cell office:value-type="string" table:style-name="ce1">
            <text:p>1.180000000000000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99999999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98612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E7B0F288-8BA6-42B3-8207-FD5949D190DA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8 13:06:50.000</text:p>
          </table:table-cell>
          <table:table-cell office:value-type="string" table:style-name="ce1">
            <text:p>2018-12-18 13:06:5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66164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490</text:p>
          </table:table-cell>
          <table:table-cell office:value-type="string" table:style-name="ce1">
            <text:p>VMBOS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018-12-17 00:00:00.000</text:p>
          </table:table-cell>
          <table:table-cell office:value-type="string" table:style-name="ce1">
            <text:p>0.59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66169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86C7D38-998C-4746-A062-56CDB44CDF2F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8 09:37:05.000</text:p>
          </table:table-cell>
          <table:table-cell office:value-type="string" table:style-name="ce1">
            <text:p>2018-10-16 06:59:2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420417826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2344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499</text:p>
          </table:table-cell>
          <table:table-cell office:value-type="string" table:style-name="ce1">
            <text:p>SUP000033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2018-12-18 00:00:00.000</text:p>
          </table:table-cell>
          <table:table-cell office:value-type="string" table:style-name="ce1">
            <text:p>2154-12-31 00:00:00.000</text:p>
          </table:table-cell>
          <table:table-cell office:value-type="string" table:style-name="ce1">
            <text:p>0.560000000000000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99999999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98614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65B2C27F-DAC9-4731-9964-611201BE1524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8 13:06:50.000</text:p>
          </table:table-cell>
          <table:table-cell office:value-type="string" table:style-name="ce1">
            <text:p>2018-12-18 13:06:5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66166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499</text:p>
          </table:table-cell>
          <table:table-cell office:value-type="string" table:style-name="ce1">
            <text:p>VMBOS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018-12-17 00:00:00.000</text:p>
          </table:table-cell>
          <table:table-cell office:value-type="string" table:style-name="ce1">
            <text:p>0.50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6617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F1CB894-18E4-410F-99D8-384C63AA41B6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8 09:37:05.000</text:p>
          </table:table-cell>
          <table:table-cell office:value-type="string" table:style-name="ce1">
            <text:p>2018-10-16 06:59:2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29114098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2345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504</text:p>
          </table:table-cell>
          <table:table-cell office:value-type="string" table:style-name="ce1">
            <text:p>UNEXI0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2018-12-18 00:00:00.000</text:p>
          </table:table-cell>
          <table:table-cell office:value-type="string" table:style-name="ce1">
            <text:p>2154-12-31 00:00:00.000</text:p>
          </table:table-cell>
          <table:table-cell office:value-type="string" table:style-name="ce1">
            <text:p>0.500000000000000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99999999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98678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741D3BB6-E13F-4BA5-B9DE-EEF17E9CA485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1-08 10:11:14.000</text:p>
          </table:table-cell>
          <table:table-cell office:value-type="string" table:style-name="ce1">
            <text:p>2018-12-18 13:06:5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255330576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66230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504</text:p>
          </table:table-cell>
          <table:table-cell office:value-type="string" table:style-name="ce1">
            <text:p>VMBOS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018-12-17 00:00:00.000</text:p>
          </table:table-cell>
          <table:table-cell office:value-type="string" table:style-name="ce1">
            <text:p>0.41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66171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E5228E2-73C2-43DC-9D68-B9B720D1DD1C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8 09:37:05.000</text:p>
          </table:table-cell>
          <table:table-cell office:value-type="string" table:style-name="ce1">
            <text:p>2018-10-16 06:59:2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139126426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2346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512</text:p>
          </table:table-cell>
          <table:table-cell office:value-type="string" table:style-name="ce1">
            <text:p>UNEXI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154-12-31 00:00:00.000</text:p>
          </table:table-cell>
          <table:table-cell office:value-type="string" table:style-name="ce1">
            <text:p>0.550000000000000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66172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79D903F-4F27-490C-BFFD-5A1A7E613D60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6-28 12:26:35.000</text:p>
          </table:table-cell>
          <table:table-cell office:value-type="string" table:style-name="ce1">
            <text:p>2018-10-16 06:59:2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440687352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2347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516</text:p>
          </table:table-cell>
          <table:table-cell office:value-type="string" table:style-name="ce1">
            <text:p>UNEXI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154-12-31 00:00:00.000</text:p>
          </table:table-cell>
          <table:table-cell office:value-type="string" table:style-name="ce1">
            <text:p>0.920000000000000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66173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6956E264-D740-4B15-947B-F64DFD48B70A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6-28 12:26:35.000</text:p>
          </table:table-cell>
          <table:table-cell office:value-type="string" table:style-name="ce1">
            <text:p>2018-10-16 06:59:2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7013174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2348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521</text:p>
          </table:table-cell>
          <table:table-cell office:value-type="string" table:style-name="ce1">
            <text:p>KERNO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154-12-31 00:00:00.000</text:p>
          </table:table-cell>
          <table:table-cell office:value-type="string" table:style-name="ce1">
            <text:p>1.37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1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66174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96838418-5DA2-4ECE-AF42-82EE473955F3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6 06:59:20.000</text:p>
          </table:table-cell>
          <table:table-cell office:value-type="string" table:style-name="ce1">
            <text:p>2018-10-16 06:59:2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2349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524</text:p>
          </table:table-cell>
          <table:table-cell office:value-type="string" table:style-name="ce1">
            <text:p>SUP000033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2018-12-18 00:00:00.000</text:p>
          </table:table-cell>
          <table:table-cell office:value-type="string" table:style-name="ce1">
            <text:p>2154-12-31 00:00:00.000</text:p>
          </table:table-cell>
          <table:table-cell office:value-type="string" table:style-name="ce1">
            <text:p>0.500000000000000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99999999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98626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5DA4742-6432-4459-8EB6-2BEE2F22968D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8 13:06:50.000</text:p>
          </table:table-cell>
          <table:table-cell office:value-type="string" table:style-name="ce1">
            <text:p>2018-12-18 13:06:5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66178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524</text:p>
          </table:table-cell>
          <table:table-cell office:value-type="string" table:style-name="ce1">
            <text:p>VMBOS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018-12-17 00:00:00.000</text:p>
          </table:table-cell>
          <table:table-cell office:value-type="string" table:style-name="ce1">
            <text:p>0.43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66175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17B30B9-6508-457D-9CA6-8FF8128D938D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8 09:37:05.000</text:p>
          </table:table-cell>
          <table:table-cell office:value-type="string" table:style-name="ce1">
            <text:p>2018-10-16 06:59:2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77723686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2350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529</text:p>
          </table:table-cell>
          <table:table-cell office:value-type="string" table:style-name="ce1">
            <text:p>UNEXI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154-12-31 00:00:00.000</text:p>
          </table:table-cell>
          <table:table-cell office:value-type="string" table:style-name="ce1">
            <text:p>5.200000000000000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66176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A7A27706-BA65-4502-80E0-C5DCB55738D0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6-28 12:26:35.000</text:p>
          </table:table-cell>
          <table:table-cell office:value-type="string" table:style-name="ce1">
            <text:p>2018-10-16 06:59:2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755351584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2351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530</text:p>
          </table:table-cell>
          <table:table-cell office:value-type="string" table:style-name="ce1">
            <text:p>UNEXI0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2018-12-18 00:00:00.000</text:p>
          </table:table-cell>
          <table:table-cell office:value-type="string" table:style-name="ce1">
            <text:p>2154-12-31 00:00:00.000</text:p>
          </table:table-cell>
          <table:table-cell office:value-type="string" table:style-name="ce1">
            <text:p>2.750000000000000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99999999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98691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DAF20A6-5E57-4258-AC83-8A7A082EE96F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6-28 12:26:35.000</text:p>
          </table:table-cell>
          <table:table-cell office:value-type="string" table:style-name="ce1">
            <text:p>2018-12-18 13:06:51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083531554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66243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530</text:p>
          </table:table-cell>
          <table:table-cell office:value-type="string" table:style-name="ce1">
            <text:p>VMBOS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018-12-17 00:00:00.000</text:p>
          </table:table-cell>
          <table:table-cell office:value-type="string" table:style-name="ce1">
            <text:p>3.43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66177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BA402927-9B34-4AB8-8318-A41237E8D2A4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8 09:37:05.000</text:p>
          </table:table-cell>
          <table:table-cell office:value-type="string" table:style-name="ce1">
            <text:p>2018-10-16 06:59:2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720359289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2352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535</text:p>
          </table:table-cell>
          <table:table-cell office:value-type="string" table:style-name="ce1">
            <text:p>BASTA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154-12-31 00:00:00.000</text:p>
          </table:table-cell>
          <table:table-cell office:value-type="string" table:style-name="ce1">
            <text:p>5.850000000000000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66178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7C52FFC1-48D8-4174-9676-26A6AA13DEDF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7 09:16:09.000</text:p>
          </table:table-cell>
          <table:table-cell office:value-type="string" table:style-name="ce1">
            <text:p>2018-10-16 06:59:2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988117216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2353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542</text:p>
          </table:table-cell>
          <table:table-cell office:value-type="string" table:style-name="ce1">
            <text:p>UNEXI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154-12-31 00:00:00.000</text:p>
          </table:table-cell>
          <table:table-cell office:value-type="string" table:style-name="ce1">
            <text:p>0.480000000000000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66179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F9EF628-3B7E-41D5-8761-8B8C76CAD37B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1-08 10:11:14.000</text:p>
          </table:table-cell>
          <table:table-cell office:value-type="string" table:style-name="ce1">
            <text:p>2018-10-16 06:59:2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080890512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2354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561</text:p>
          </table:table-cell>
          <table:table-cell office:value-type="string" table:style-name="ce1">
            <text:p>SUP000033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2018-12-18 00:00:00.000</text:p>
          </table:table-cell>
          <table:table-cell office:value-type="string" table:style-name="ce1">
            <text:p>2154-12-31 00:00:00.000</text:p>
          </table:table-cell>
          <table:table-cell office:value-type="string" table:style-name="ce1">
            <text:p>0.580000000000000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99999999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98639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41BE186-0265-4E29-A373-B9AB2975579C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8 13:06:50.000</text:p>
          </table:table-cell>
          <table:table-cell office:value-type="string" table:style-name="ce1">
            <text:p>2018-12-18 13:06:5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66191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561</text:p>
          </table:table-cell>
          <table:table-cell office:value-type="string" table:style-name="ce1">
            <text:p>VMBOS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018-12-17 00:00:00.000</text:p>
          </table:table-cell>
          <table:table-cell office:value-type="string" table:style-name="ce1">
            <text:p>0.48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6618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731AB5CD-6D2B-4A54-B4F8-6F6012F4620F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8 09:37:05.000</text:p>
          </table:table-cell>
          <table:table-cell office:value-type="string" table:style-name="ce1">
            <text:p>2018-10-16 06:59:2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80820855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2355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568</text:p>
          </table:table-cell>
          <table:table-cell office:value-type="string" table:style-name="ce1">
            <text:p>UNEXI0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2018-12-18 00:00:00.000</text:p>
          </table:table-cell>
          <table:table-cell office:value-type="string" table:style-name="ce1">
            <text:p>2154-12-31 00:00:00.000</text:p>
          </table:table-cell>
          <table:table-cell office:value-type="string" table:style-name="ce1">
            <text:p>0.150000000000000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99999999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98694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8BAC31A-054D-41FB-A5BD-96CE8679F689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6-28 12:26:35.000</text:p>
          </table:table-cell>
          <table:table-cell office:value-type="string" table:style-name="ce1">
            <text:p>2018-12-18 13:06:51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739477142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66246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568</text:p>
          </table:table-cell>
          <table:table-cell office:value-type="string" table:style-name="ce1">
            <text:p>VMBOS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018-12-17 00:00:00.000</text:p>
          </table:table-cell>
          <table:table-cell office:value-type="string" table:style-name="ce1">
            <text:p>0.14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66181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62B06C72-578A-4024-9491-79728C65A387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8 09:37:05.000</text:p>
          </table:table-cell>
          <table:table-cell office:value-type="string" table:style-name="ce1">
            <text:p>2018-10-16 06:59:21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575919955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2356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571</text:p>
          </table:table-cell>
          <table:table-cell office:value-type="string" table:style-name="ce1">
            <text:p>VMBOS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154-12-31 00:00:00.000</text:p>
          </table:table-cell>
          <table:table-cell office:value-type="string" table:style-name="ce1">
            <text:p>2.82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66182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4A2A839-055E-4D17-B819-AEFEC5FDF879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6 06:59:21.000</text:p>
          </table:table-cell>
          <table:table-cell office:value-type="string" table:style-name="ce1">
            <text:p>2018-10-16 06:59:21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2357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586</text:p>
          </table:table-cell>
          <table:table-cell office:value-type="string" table:style-name="ce1">
            <text:p>SUP000033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2018-12-18 00:00:00.000</text:p>
          </table:table-cell>
          <table:table-cell office:value-type="string" table:style-name="ce1">
            <text:p>2154-12-31 00:00:00.000</text:p>
          </table:table-cell>
          <table:table-cell office:value-type="string" table:style-name="ce1">
            <text:p>0.480000000000000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99999999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98645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6E585131-3545-4BD7-9695-AF19A2E62D12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8 13:06:50.000</text:p>
          </table:table-cell>
          <table:table-cell office:value-type="string" table:style-name="ce1">
            <text:p>2018-12-18 13:06:5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66197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586</text:p>
          </table:table-cell>
          <table:table-cell office:value-type="string" table:style-name="ce1">
            <text:p>VMBOS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018-12-17 00:00:00.000</text:p>
          </table:table-cell>
          <table:table-cell office:value-type="string" table:style-name="ce1">
            <text:p>0.43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66183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ED8668D-A202-4C3F-981E-C10B63B7AC1F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8 09:37:05.000</text:p>
          </table:table-cell>
          <table:table-cell office:value-type="string" table:style-name="ce1">
            <text:p>2018-10-16 06:59:21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07121311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2358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587</text:p>
          </table:table-cell>
          <table:table-cell office:value-type="string" table:style-name="ce1">
            <text:p>BEIJI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154-12-31 00:00:00.000</text:p>
          </table:table-cell>
          <table:table-cell office:value-type="string" table:style-name="ce1">
            <text:p>2.290000000000000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8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66184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21262DD-993A-47BA-BC70-951C9A2A8323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6 06:59:21.000</text:p>
          </table:table-cell>
          <table:table-cell office:value-type="string" table:style-name="ce1">
            <text:p>2018-10-16 06:59:21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2359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617</text:p>
          </table:table-cell>
          <table:table-cell office:value-type="string" table:style-name="ce1">
            <text:p>VANDE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154-12-31 00:00:00.000</text:p>
          </table:table-cell>
          <table:table-cell office:value-type="string" table:style-name="ce1">
            <text:p>2.700000000000000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66185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490D881-FFE6-492E-A0CB-C8528014814B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13 12:43:34.000</text:p>
          </table:table-cell>
          <table:table-cell office:value-type="string" table:style-name="ce1">
            <text:p>2018-10-16 06:59:21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54432330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2360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631</text:p>
          </table:table-cell>
          <table:table-cell office:value-type="string" table:style-name="ce1">
            <text:p>UNEXI0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2018-12-18 00:00:00.000</text:p>
          </table:table-cell>
          <table:table-cell office:value-type="string" table:style-name="ce1">
            <text:p>2154-12-31 00:00:00.000</text:p>
          </table:table-cell>
          <table:table-cell office:value-type="string" table:style-name="ce1">
            <text:p>0.420000000000000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99999999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98745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E5BAE5C6-87B7-441E-AD42-B0FD42BF0983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1-08 10:11:14.000</text:p>
          </table:table-cell>
          <table:table-cell office:value-type="string" table:style-name="ce1">
            <text:p>2018-12-18 13:06:51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03216930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66297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631</text:p>
          </table:table-cell>
          <table:table-cell office:value-type="string" table:style-name="ce1">
            <text:p>VMBOS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018-12-17 00:00:00.000</text:p>
          </table:table-cell>
          <table:table-cell office:value-type="string" table:style-name="ce1">
            <text:p>0.33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66186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3F2E6F1-8529-4381-8778-05B4C204239A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8 09:37:05.000</text:p>
          </table:table-cell>
          <table:table-cell office:value-type="string" table:style-name="ce1">
            <text:p>2018-10-16 06:59:21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581716536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2361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632</text:p>
          </table:table-cell>
          <table:table-cell office:value-type="string" table:style-name="ce1">
            <text:p>VANDE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154-12-31 00:00:00.000</text:p>
          </table:table-cell>
          <table:table-cell office:value-type="string" table:style-name="ce1">
            <text:p>3.400000000000000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66187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0A0BE-6294-44AA-AD3B-70A47F6DFE30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6 06:59:21.000</text:p>
          </table:table-cell>
          <table:table-cell office:value-type="string" table:style-name="ce1">
            <text:p>2018-10-16 06:59:21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2362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671</text:p>
          </table:table-cell>
          <table:table-cell office:value-type="string" table:style-name="ce1">
            <text:p>BASTA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154-12-31 00:00:00.000</text:p>
          </table:table-cell>
          <table:table-cell office:value-type="string" table:style-name="ce1">
            <text:p>1.380000000000000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66188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BC7CAB38-3C09-4FE5-AF64-40565079267D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5-20 12:04:29.000</text:p>
          </table:table-cell>
          <table:table-cell office:value-type="string" table:style-name="ce1">
            <text:p>2018-10-16 06:59:21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775384602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2363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672</text:p>
          </table:table-cell>
          <table:table-cell office:value-type="string" table:style-name="ce1">
            <text:p>BASTA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154-12-31 00:00:00.000</text:p>
          </table:table-cell>
          <table:table-cell office:value-type="string" table:style-name="ce1">
            <text:p>1.380000000000000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66189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89B8760-0CA8-4D8E-B74F-342AAA1983B3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5-20 12:04:29.000</text:p>
          </table:table-cell>
          <table:table-cell office:value-type="string" table:style-name="ce1">
            <text:p>2018-10-16 06:59:21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795305826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2364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673</text:p>
          </table:table-cell>
          <table:table-cell office:value-type="string" table:style-name="ce1">
            <text:p>BASTA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154-12-31 00:00:00.000</text:p>
          </table:table-cell>
          <table:table-cell office:value-type="string" table:style-name="ce1">
            <text:p>1.380000000000000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6619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B44ADF9E-3752-477C-A841-6389A6CB989C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5-20 12:04:29.000</text:p>
          </table:table-cell>
          <table:table-cell office:value-type="string" table:style-name="ce1">
            <text:p>2018-10-16 06:59:21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35075074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2365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688</text:p>
          </table:table-cell>
          <table:table-cell office:value-type="string" table:style-name="ce1">
            <text:p>UNEXI0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2018-12-18 00:00:00.000</text:p>
          </table:table-cell>
          <table:table-cell office:value-type="string" table:style-name="ce1">
            <text:p>2154-12-31 00:00:00.000</text:p>
          </table:table-cell>
          <table:table-cell office:value-type="string" table:style-name="ce1">
            <text:p>1.050000000000000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99999999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98722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6FBF5A13-54FA-4714-BFE2-7916B4B31CAE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1-08 10:11:14.000</text:p>
          </table:table-cell>
          <table:table-cell office:value-type="string" table:style-name="ce1">
            <text:p>2018-12-18 13:06:51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5567650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66274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688</text:p>
          </table:table-cell>
          <table:table-cell office:value-type="string" table:style-name="ce1">
            <text:p>VMBOS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018-12-17 00:00:00.000</text:p>
          </table:table-cell>
          <table:table-cell office:value-type="string" table:style-name="ce1">
            <text:p>1.16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66191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63E74564-43DE-48C4-BC45-9766451186BE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8 09:37:05.000</text:p>
          </table:table-cell>
          <table:table-cell office:value-type="string" table:style-name="ce1">
            <text:p>2018-10-16 06:59:21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62124906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2366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691</text:p>
          </table:table-cell>
          <table:table-cell office:value-type="string" table:style-name="ce1">
            <text:p>BASTA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154-12-31 00:00:00.000</text:p>
          </table:table-cell>
          <table:table-cell office:value-type="string" table:style-name="ce1">
            <text:p>9.720000000000000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66192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0C6B616-8E92-4572-8025-5C3D2AD54124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16 11:14:31.000</text:p>
          </table:table-cell>
          <table:table-cell office:value-type="string" table:style-name="ce1">
            <text:p>2018-10-16 06:59:21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7777753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2367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749</text:p>
          </table:table-cell>
          <table:table-cell office:value-type="string" table:style-name="ce1">
            <text:p>UNEXI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154-12-31 00:00:00.000</text:p>
          </table:table-cell>
          <table:table-cell office:value-type="string" table:style-name="ce1">
            <text:p>0.860000000000000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66193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8FA41014-AD89-4F98-947B-390F7DAE30C6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6-28 12:31:17.000</text:p>
          </table:table-cell>
          <table:table-cell office:value-type="string" table:style-name="ce1">
            <text:p>2018-10-16 06:59:21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816646406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2368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761</text:p>
          </table:table-cell>
          <table:table-cell office:value-type="string" table:style-name="ce1">
            <text:p>BASTA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154-12-31 00:00:00.000</text:p>
          </table:table-cell>
          <table:table-cell office:value-type="string" table:style-name="ce1">
            <text:p>0.890000000000000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66194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7257FE-9675-4E5C-8E42-2A5405E80471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6 06:59:21.000</text:p>
          </table:table-cell>
          <table:table-cell office:value-type="string" table:style-name="ce1">
            <text:p>2018-10-16 06:59:21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2369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773</text:p>
          </table:table-cell>
          <table:table-cell office:value-type="string" table:style-name="ce1">
            <text:p>VMBOS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154-12-31 00:00:00.000</text:p>
          </table:table-cell>
          <table:table-cell office:value-type="string" table:style-name="ce1">
            <text:p>1.68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66195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7C4AB380-AC36-4A32-8D40-90E5198D0038</text:p>
          </table:table-cell>
          <table:table-cell table:number-columns-repeated="3" table:style-name="ce1"/>
          <table:table-cell office:value-type="string" table:style-name="ce1">
            <text:p>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16 06:59:21.000</text:p>
          </table:table-cell>
          <table:table-cell office:value-type="string" table:style-name="ce1">
            <text:p>2018-10-16 06:59:21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2370</text:p>
          </table:table-cell>
          <table:table-cell table:number-columns-repeated="16334"/>
        </table:table-row>
        <table:table-row table:number-rows-repeated="10484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meta:initial-creator>Simon Blade</meta:initial-creator>
    <dc:creator>Simon Blade</dc:creator>
    <meta:creation-date>2019-11-19T11:29:44Z</meta:creation-date>
    <dc:date>2019-11-19T11:30:17Z</dc:date>
  </office:meta>
</office:document-meta>
</file>